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098264"/>
    </style:style>
    <style:style style:name="P2" style:family="paragraph" style:parent-style-name="Heading_20_2">
      <style:paragraph-properties fo:break-before="page"/>
    </style:style>
    <style:style style:name="P3" style:family="paragraph" style:parent-style-name="Text_20_body">
      <style:text-properties officeooo:paragraph-rsid="00098264"/>
    </style:style>
    <style:style style:name="P4" style:family="paragraph" style:parent-style-name="Text_20_body">
      <style:text-properties officeooo:rsid="000ada9a" officeooo:paragraph-rsid="000ada9a"/>
    </style:style>
    <style:style style:name="P5" style:family="paragraph" style:parent-style-name="Text_20_body">
      <style:text-properties officeooo:rsid="000c2c9f" officeooo:paragraph-rsid="000c2c9f"/>
    </style:style>
    <style:style style:name="P6" style:family="paragraph" style:parent-style-name="Text_20_body">
      <style:text-properties officeooo:rsid="000d6221" officeooo:paragraph-rsid="000d6221"/>
    </style:style>
    <style:style style:name="P7" style:family="paragraph" style:parent-style-name="Text_20_body">
      <style:text-properties fo:font-weight="bold" officeooo:rsid="000d6221" officeooo:paragraph-rsid="000d6221" style:font-weight-asian="bold" style:font-weight-complex="bold"/>
    </style:style>
    <style:style style:name="P8" style:family="paragraph" style:parent-style-name="Text_20_body">
      <style:text-properties fo:font-weight="bold" officeooo:rsid="000f0715" officeooo:paragraph-rsid="000f0715" style:font-weight-asian="bold" style:font-weight-complex="bold"/>
    </style:style>
    <style:style style:name="P9" style:family="paragraph" style:parent-style-name="Text_20_body">
      <style:text-properties officeooo:rsid="000f5ca5" officeooo:paragraph-rsid="000f5ca5"/>
    </style:style>
    <style:style style:name="T1" style:family="text">
      <style:text-properties officeooo:rsid="00098264"/>
    </style:style>
    <style:style style:name="T2" style:family="text">
      <style:text-properties style:font-name="Liberation Sans" fo:font-size="18.2000007629395pt" fo:font-weight="bold" officeooo:rsid="00098264" style:font-name-asian="Microsoft YaHei" style:font-size-asian="18.2000007629395pt" style:font-weight-asian="bold" style:font-name-complex="Arial" style:font-size-complex="18.2000007629395pt" style:font-weight-complex="bold"/>
    </style:style>
    <style:style style:name="T3" style:family="text">
      <style:text-properties fo:font-style="italic" officeooo:rsid="00098264" style:font-style-asian="italic" style:font-style-complex="italic"/>
    </style:style>
    <style:style style:name="T4" style:family="text">
      <style:text-properties fo:font-size="12pt" fo:font-style="normal" officeooo:rsid="00098264" style:font-size-asian="10.5pt" style:font-style-asian="normal" style:font-size-complex="12pt" style:font-style-complex="normal"/>
    </style:style>
    <style:style style:name="T5" style:family="text">
      <style:text-properties officeooo:rsid="000b771b"/>
    </style:style>
    <style:style style:name="T6" style:family="text">
      <style:text-properties officeooo:rsid="000c2c9f"/>
    </style:style>
    <style:style style:name="T7" style:family="text">
      <style:text-properties officeooo:rsid="000d6221"/>
    </style:style>
    <style:style style:name="T8" style:family="text">
      <style:text-properties fo:font-weight="normal" style:font-weight-asian="normal" style:font-weight-complex="normal"/>
    </style:style>
    <style:style style:name="T9" style:family="text">
      <style:text-properties fo:font-weight="normal" officeooo:rsid="000f0715" style:font-weight-asian="normal" style:font-weight-complex="normal"/>
    </style:style>
    <style:style style:name="T10" style:family="text">
      <style:text-properties officeooo:rsid="000f0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Datensicherung</text:span></text:h>
      <text:p text:style-name="P3"><text:span text:style-name="T1">Die Datensicherung (englisch </text:span><text:span text:style-name="T3">backup</text:span><text:span text:style-name="T4">) bezeichnet das Kopieren von Daten in der Absicht, diese im Fall eines Datenverlustes zurückkopieren zu können.<text:line-break/></text:span></text:p>
      <text:h text:style-name="Heading_20_2" text:outline-level="2">Sicherungsarten</text:h>
      <text:h text:style-name="Heading_20_3" text:outline-level="3">Komplett-/Vollsicherung</text:h>
      <text:p text:style-name="P4">Bei der Vollsicherung wird der gesamte zu speichernde Inhalt auf das Speichermedium kopiert. Die Sicherung ist sehr leicht zu implementieren. Nachteile sind der hohe Speicherbedarf und die benötigte Zeit zur Sicherung.<text:line-break/>Die Sicherung wird oft auch parallelisiert, wodurch <text:s/>allerdings die Arbeitsgeschwindigkeit redziert wird.</text:p>
      <text:h text:style-name="Heading_20_3" text:outline-level="3">Differenzielle Sicherung</text:h>
      <text:p text:style-name="P4">Bei der differenziellen Sicherung werden alle Daten, die seit der letzten Komplettsicherung geändert wurden oder neu hinzukamen, gespeichert.<text:line-break/>Von Vorteil ist, dass so der Speicherbedarf deutlich gesenkt wird, <text:s/><text:span text:style-name="T5">außerdem dauert sie nicht so lange, das sie immer nur einen Schritt von der letzten Vollsicherung entfernt ist.<text:line-break/></text:span><text:span text:style-name="T6">Ein Nachteil ist es, wenn die zu speichernden Daten sehr groß sind.</text:span><text:span text:style-name="T5"><text:line-break/>Die Programmierung der Backup-Software kann relativ simpel sein.</text:span></text:p>
      <text:h text:style-name="Heading_20_3" text:outline-level="3">Inkrementelle Sicherung</text:h>
      <text:p text:style-name="P5">Bei der inkrementellen Sicherung werden nur die Dateien oder Teile von Dateien gespeichert, die seit der letzten Sicherung geändert oder hinzugekommen sind.<text:line-break/><text:span text:style-name="T7">Bei diesem Verfahren hat man den Nachteil, dass man bei einer Wiederherstellung die Daten, mittels Prüfsummen oder Datumsstempel, aus mehreren Sicherungen zusammensetzen muss.</text:span></text:p>
      <text:p text:style-name="P6">Inkremente können auf zwei Weisen gespeichert werden:</text:p>
      <text:p text:style-name="P7">Forward Deltas <text:span text:style-name="T9">Die ältere Vollsicherung dient als Fundament und wird nicht verändert, während daruaf die Inkremente aufgebaut werden.</text:span></text:p>
      <text:p text:style-name="P8">Reverse Deltas <text:span text:style-name="T8">Die Vollsicherung wird hierbei geändert, zusätzlich werden die Inkremente gespeichert.</text:span></text:p>
      <text:p text:style-name="P8"><text:span text:style-name="T8">Vorteil der inkrementellen Sicherung ist der geringe Speicherbedarf. Da alle Inkremente miteinander verbunden sein müssen, gestaltet sich die Manipulation dieser schwer und ist mit hohem Rechenaufwand verbunden.</text:span></text:p>
      <text:h text:style-name="P2" text:outline-level="2">Re<text:span text:style-name="T10">visionssichereheit</text:span></text:h>
      <text:p text:style-name="P9">Revisionssicherheit bezieht sich auf die revisionssichere Archivierung für elektronische Archivsysteme.<text:line-break/>Folgende Kriterien müssen für die Revisionssichereheit erfüllt sein:</text:p>
      <text:p text:style-name="P9">• Richtigkeit</text:p>
      <text:p text:style-name="P9">• Vollständigkeit</text:p>
      <text:p text:style-name="P9">• Sicherheit des Gesamtverfahrens</text:p>
      <text:p text:style-name="P9">• Schutz vor Veränderung und Verfälschung</text:p>
      <text:p text:style-name="P9">• Nutzung nur durch Berechtigte</text:p>
      <text:p text:style-name="P9">• Einhaltung der Aufbewahrungsfristen</text:p>
      <text:p text:style-name="P9">• Dokumentation des Verfahrens</text:p>
      <text:p text:style-name="P9">• Nachvollziehbarkeit</text:p>
      <text:p text:style-name="P9">• Prüfbarke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08:33:58.945000000</meta:creation-date>
    <dc:date>2021-02-01T11:00:16.993000000</dc:date>
    <meta:editing-duration>PT33S</meta:editing-duration>
    <meta:editing-cycles>1</meta:editing-cycles>
    <meta:document-statistic meta:table-count="0" meta:image-count="0" meta:object-count="0" meta:page-count="2" meta:paragraph-count="24" meta:word-count="295" meta:character-count="2283" meta:non-whitespace-character-count="2009"/>
    <meta:generator>LibreOffice/6.4.1.2$Windows_X86_64 LibreOffice_project/4d224e95b98b138af42a64d84056446d09082932</meta:generator>
  </office:meta>
</office:document-meta>
</file>